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adornments="Regular"/>
    <style:font-face style:name="Tahoma1" svg:font-family="Tahoma"/>
    <style:font-face style:name="Arial4" svg:font-family="Arial" style:font-adornments="Negrito" style:font-family-generic="swiss"/>
    <style:font-face style:name="Arial3" svg:font-family="Arial" style:font-adornments="Normal" style:font-family-generic="swiss"/>
    <style:font-face style:name="Arial5" svg:font-family="Arial" style:font-adornments="Regular" style:font-family-generic="swiss"/>
    <style:font-face style:name="Arial6" svg:font-family="Arial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>
        <style:tab-stops>
          <style:tab-stop style:position="0.159cm"/>
          <style:tab-stop style:position="5.239cm"/>
        </style:tab-stops>
      </style:paragraph-properties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style:text-properties style:font-name="Arial" fo:font-size="7pt" fo:font-weight="normal" style:font-size-asian="7pt" style:font-weight-asian="normal" style:font-size-complex="7pt" style:font-weight-complex="normal"/>
    </style:style>
    <style:style style:name="P5" style:family="paragraph">
      <style:paragraph-properties fo:margin-left="0cm" fo:margin-right="-1.258cm" fo:text-align="end" fo:text-indent="0cm"/>
      <style:text-properties style:font-name="Arial1" fo:font-size="7pt" fo:font-weight="normal" style:font-size-asian="7pt" style:font-weight-asian="normal" style:font-size-complex="7pt" style:font-weight-complex="normal"/>
    </style:style>
    <style:style style:name="P6" style:family="paragraph"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>
      <style:paragraph-properties fo:text-align="start"/>
      <style:text-properties style:text-line-through-style="none" style:text-line-through-type="none" style:font-name="Arial2" fo:font-size="6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3" fo:font-size="6pt" fo:font-style="normal" style:text-underline-style="none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style:font-name="Arial" fo:font-size="7pt" fo:font-weight="normal" style:font-size-asian="8pt" style:font-weight-asian="bold" style:font-size-complex="8pt" style:font-weight-complex="bold"/>
    </style:style>
    <style:style style:name="P13" style:family="paragraph">
      <style:text-properties style:font-name="Arial" fo:font-size="7pt" style:font-size-asian="6pt" style:font-size-complex="6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0pt"/>
    </style:style>
    <style:style style:name="P16" style:family="paragraph">
      <style:paragraph-properties fo:text-align="center"/>
      <style:text-properties style:text-line-through-style="none" style:text-line-through-type="none" style:font-name="Arial4" fo:font-size="10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text-line-through-type="none" style:font-name="Arial4" fo:font-size="14pt" fo:font-style="normal" style:text-underline-style="none" fo:font-weight="bold"/>
    </style:style>
    <style:style style:name="P18" style:family="paragraph">
      <style:paragraph-properties fo:text-align="end"/>
      <style:text-properties style:text-line-through-style="none" style:text-line-through-type="none" style:font-name="Arial3" fo:font-size="6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5" fo:font-size="6pt" fo:font-style="normal" style:text-underline-style="none"/>
    </style:style>
    <style:style style:name="P20" style:family="paragraph">
      <style:paragraph-properties fo:text-align="center"/>
      <style:text-properties style:text-line-through-style="none" style:text-line-through-type="none" style:font-name="Arial4" fo:font-size="9pt" fo:font-style="normal" style:text-underline-style="none" fo:font-weight="normal"/>
    </style:style>
    <style:style style:name="T1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" style:family="text">
      <style:text-properties style:font-name="Arial1" fo:font-size="7pt" fo:font-weight="normal" style:font-size-asian="7pt" style:font-weight-asian="normal" style:font-size-complex="7pt" style:font-weight-complex="normal"/>
    </style:style>
    <style:style style:name="T3" style:family="text">
      <style:text-properties style:font-name="Arial" fo:font-size="7pt" fo:font-weight="normal" style:font-size-asian="8pt" style:font-weight-asian="bold" style:font-size-complex="8pt" style:font-weight-complex="bold"/>
    </style:style>
    <style:style style:name="T4" style:family="text">
      <style:text-properties style:font-name="Arial" fo:font-size="7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25cm" draw:marker-start-width="0.386cm" draw:marker-end-width="0.386cm" draw:fill-color="#ffffff" draw:textarea-horizontal-align="left" draw:textarea-vertical-align="top" draw:auto-grow-height="false" fo:padding-top="0.023cm" fo:padding-bottom="0.012cm" fo:padding-left="0.113cm" fo:padding-right="0.01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 #0000ff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9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5cm" draw:marker-start-width="0.386cm" draw:marker-end-width="0.386cm" draw:fill="solid" draw:fill-color="#ffffff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" draw:marker-start-width="5.001cm" draw:marker-start-center="true" draw:marker-end-width="5.001cm" draw:marker-end-center="tru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AgenciaCodigo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RstValorCobrad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Banco" form:control-implementation="ooo:com.sun.star.form.component.TextField" xml:id="control10" form:id="control10" form:readonly="true" form:max-length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Sacad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InstrucaoAoCaixa1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Avalista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ValorDocument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ogoBanco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goBanc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ontrol text:anchor-type="paragraph" draw:z-index="86" draw:style-name="gr3" draw:text-style-name="P16" svg:width="3.393cm" svg:height="0.884cm" svg:x="-0.093cm" svg:y="-1.007cm" draw:control="control43"/><draw:control text:anchor-type="paragraph" draw:z-index="46" draw:style-name="gr3" draw:text-style-name="P16" svg:width="3.414cm" svg:height="0.902cm" svg:x="3.591cm" svg:y="-0.871cm" draw:control="control46"/><draw:rect text:anchor-type="paragraph" draw:z-index="44" draw:style-name="gr6" draw:text-style-name="P14" svg:width="1.583cm" svg:height="0.851cm" svg:x="7.054cm" svg:y="-0.12cm"><text:p/></draw:rect><draw:rect text:anchor-type="paragraph" draw:z-index="45" draw:style-name="gr6" draw:text-style-name="P15" svg:width="12.076cm" svg:height="0.851cm" svg:x="8.636cm" svg:y="-0.12cm"><text:p/></draw:rect><draw:rect text:anchor-type="paragraph" draw:z-index="43" draw:style-name="gr6" draw:text-style-name="P14" svg:width="2.968cm" svg:height="0.853cm" svg:x="4.059cm" svg:y="-0.127cm"><text:p/></draw:rect><draw:control text:anchor-type="paragraph" draw:z-index="80" draw:style-name="gr3" draw:text-style-name="P20" svg:width="12.113cm" svg:height="0.89cm" svg:x="8.689cm" svg:y="-0.25cm" draw:control="control47"/><draw:control text:anchor-type="paragraph" draw:z-index="47" draw:style-name="gr3" draw:text-style-name="P17" svg:width="1.507cm" svg:height="0.902cm" svg:x="7.08cm" svg:y="-0.903cm" draw:control="control10"/></text:p>
      <text:p text:style-name="P1"><draw:frame text:anchor-type="paragraph" draw:z-index="9" draw:style-name="gr2" draw:text-style-name="P8" svg:width="2.781cm" svg:height="0.324cm" svg:x="-0.019cm" svg:y="0.242cm"><draw:text-box><text:p text:style-name="P7"><text:span text:style-name="T1">RECIBO DO SACADO</text:span></text:p></draw:text-box></draw:frame><draw:custom-shape text:anchor-type="paragraph" draw:z-index="20" draw:style-name="gr1" draw:text-style-name="P4" svg:width="13.593cm" svg:height="0.648cm" svg:x="3.586cm" svg:y="0.266cm"><text:p><text:span text:style-name="T1">Local de pag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1" draw:style-name="gr1" draw:text-style-name="P4" svg:width="3.527cm" svg:height="0.648cm" svg:x="17.182cm" svg:y="0.266cm"><text:p><text:span text:style-name="T1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2"><draw:custom-shape text:anchor-type="paragraph" draw:z-index="3" draw:style-name="gr1" draw:text-style-name="P6" svg:width="3.421cm" svg:height="0.696cm" svg:x="-0.116cm" svg:y="0.861cm"><text:p><text:span text:style-name="T1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87" draw:style-name="gr3" draw:text-style-name="P10" svg:width="3.495cm" svg:height="0.255cm" svg:x="13.596cm" svg:y="1.415cm" draw:control="control23"/><draw:control text:anchor-type="paragraph" draw:z-index="85" draw:name="txtNumeroDocumento" draw:style-name="gr3" draw:text-style-name="P10" svg:width="3.26cm" svg:height="0.258cm" svg:x="-0.019cm" svg:y="3.298cm" draw:control="control42"/><draw:custom-shape text:anchor-type="paragraph" draw:z-index="84" draw:style-name="gr1" draw:text-style-name="P4" svg:width="3.421cm" svg:height="0.698cm" svg:x="-0.116cm" svg:y="2.951cm"><text:p><text:span text:style-name="T1">Vl.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83" draw:style-name="gr7" draw:text-style-name="P14" svg:x1="-0.132cm" svg:y1="8.243cm" svg:x2="20.677cm" svg:y2="8.262cm"><text:p/></draw:line><draw:control text:anchor-type="paragraph" draw:z-index="82" draw:style-name="gr3" draw:text-style-name="P10" svg:width="2.52cm" svg:height="0.255cm" svg:x="6.07cm" svg:y="1.422cm" draw:control="control45"/><draw:custom-shape text:anchor-type="paragraph" draw:z-index="81" draw:style-name="gr1" draw:text-style-name="P4" svg:width="2.744cm" svg:height="0.648cm" svg:x="5.948cm" svg:y="1.102cm"><text:p><text:span text:style-name="T1">Nº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79" draw:style-name="gr3" draw:text-style-name="P10" svg:width="13.59cm" svg:height="0.255cm" svg:x="5.253cm" svg:y="5.965cm" draw:control="control41"/><draw:control text:anchor-type="paragraph" draw:z-index="78" draw:style-name="gr3" draw:text-style-name="P10" svg:width="12.117cm" svg:height="0.255cm" svg:x="4.875cm" svg:y="5.639cm" draw:control="control40"/><draw:control text:anchor-type="paragraph" draw:z-index="77" draw:name="bira" draw:style-name="gr3" draw:text-style-name="P10" svg:width="12.128cm" svg:height="0.255cm" svg:x="4.875cm" svg:y="5.355cm" draw:control="control39"/><draw:control text:anchor-type="paragraph" draw:z-index="76" draw:name="txtNumeroDocumento" draw:style-name="gr3" draw:text-style-name="P10" svg:width="13.33cm" svg:height="0.255cm" svg:x="3.748cm" svg:y="4.6cm" draw:control="control38"/><draw:control text:anchor-type="paragraph" draw:z-index="75" draw:name="txtNumeroDocumento" draw:style-name="gr3" draw:text-style-name="P10" svg:width="13.33cm" svg:height="0.255cm" svg:x="3.748cm" svg:y="4.163cm" draw:control="control37"/><draw:control text:anchor-type="paragraph" draw:z-index="74" draw:name="txtNumeroDocumento" draw:style-name="gr3" draw:text-style-name="P10" svg:width="13.33cm" svg:height="0.255cm" svg:x="3.748cm" svg:y="3.821cm" draw:control="control36"/><draw:control text:anchor-type="paragraph" draw:z-index="73" draw:name="txtNumeroDocumento" draw:style-name="gr3" draw:text-style-name="P10" svg:width="13.33cm" svg:height="0.255cm" svg:x="3.748cm" svg:y="3.464cm" draw:control="control35"/><draw:control text:anchor-type="paragraph" draw:z-index="72" draw:name="txtNumeroDocumento" draw:style-name="gr3" draw:text-style-name="P10" svg:width="13.33cm" svg:height="0.255cm" svg:x="3.748cm" svg:y="3.106cm" draw:control="control34"/><draw:control text:anchor-type="paragraph" draw:z-index="71" draw:name="txtNumeroDocumento" draw:style-name="gr3" draw:text-style-name="P10" svg:width="13.33cm" svg:height="0.255cm" svg:x="3.748cm" svg:y="2.769cm" draw:control="control33"/><draw:control text:anchor-type="paragraph" draw:z-index="70" draw:name="txtNumeroDocumento" draw:style-name="gr3" draw:text-style-name="P10" svg:width="3.262cm" svg:height="0.257cm" svg:x="-0.023cm" svg:y="7.449cm" draw:control="control32"/><draw:custom-shape text:anchor-type="paragraph" draw:z-index="69" draw:style-name="gr1" draw:text-style-name="P4" svg:width="3.419cm" svg:height="0.685cm" svg:x="-0.116cm" svg:y="7.103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68" draw:style-name="gr3" draw:text-style-name="P16" svg:width="11.905cm" svg:height="1.308cm" svg:x="4.018cm" svg:y="6.784cm" draw:control="control31"/><draw:control text:anchor-type="paragraph" draw:z-index="67" draw:style-name="gr3" draw:text-style-name="P10" svg:width="12.128cm" svg:height="0.255cm" svg:x="4.875cm" svg:y="5.073cm" draw:control="control30"/><draw:control text:anchor-type="paragraph" draw:z-index="66" draw:style-name="gr3" draw:text-style-name="P10" svg:width="3.372cm" svg:height="0.255cm" svg:x="17.283cm" svg:y="5.325cm" draw:control="control29"/><draw:control text:anchor-type="paragraph" draw:z-index="65" draw:style-name="gr3" draw:text-style-name="P10" svg:width="3.53cm" svg:height="0.255cm" svg:x="13.575cm" svg:y="2.078cm" draw:control="control28"/><draw:control text:anchor-type="paragraph" draw:z-index="64" draw:style-name="gr3" draw:text-style-name="P10" svg:width="3.082cm" svg:height="0.255cm" svg:x="10.298cm" svg:y="2.073cm" draw:control="control27"/><draw:control text:anchor-type="paragraph" draw:z-index="63" draw:style-name="gr3" draw:text-style-name="P10" svg:width="2.149cm" svg:height="0.255cm" svg:x="7.89cm" svg:y="2.083cm" draw:control="control26"/><draw:control text:anchor-type="paragraph" draw:z-index="62" draw:style-name="gr3" draw:text-style-name="P10" svg:width="1.576cm" svg:height="0.255cm" svg:x="6.078cm" svg:y="2.083cm" draw:control="control25"/><draw:control text:anchor-type="paragraph" draw:z-index="61" draw:style-name="gr3" draw:text-style-name="P10" svg:width="2.121cm" svg:height="0.255cm" svg:x="3.739cm" svg:y="2.078cm" draw:control="control24"/><draw:control text:anchor-type="paragraph" draw:z-index="60" draw:style-name="gr3" draw:text-style-name="P10" svg:width="1.722cm" svg:height="0.255cm" svg:x="11.626cm" svg:y="1.422cm" draw:control="control22"/><draw:control text:anchor-type="paragraph" draw:z-index="59" draw:style-name="gr3" draw:text-style-name="P19" svg:width="2.592cm" svg:height="0.255cm" svg:x="8.828cm" svg:y="1.425cm" draw:control="control21"/><draw:control text:anchor-type="paragraph" draw:z-index="58" draw:style-name="gr3" draw:text-style-name="P10" svg:width="2.121cm" svg:height="0.255cm" svg:x="3.739cm" svg:y="1.422cm" draw:control="control44"/><draw:control text:anchor-type="paragraph" draw:z-index="57" draw:style-name="gr3" draw:text-style-name="P10" svg:width="3.372cm" svg:height="0.255cm" svg:x="17.283cm" svg:y="4.66cm" draw:control="control20"/><draw:control text:anchor-type="paragraph" draw:z-index="56" draw:style-name="gr3" draw:text-style-name="P10" svg:width="3.372cm" svg:height="0.255cm" svg:x="17.283cm" svg:y="4.002cm" draw:control="control19"/><draw:control text:anchor-type="paragraph" draw:z-index="55" draw:style-name="gr3" draw:text-style-name="P10" svg:width="3.372cm" svg:height="0.255cm" svg:x="17.283cm" svg:y="3.39cm" draw:control="control18"/><draw:control text:anchor-type="paragraph" draw:z-index="54" draw:style-name="gr3" draw:text-style-name="P10" svg:width="3.372cm" svg:height="0.255cm" svg:x="17.279cm" svg:y="2.72cm" draw:control="control17"/><draw:control text:anchor-type="paragraph" draw:z-index="53" draw:style-name="gr3" draw:text-style-name="P18" svg:width="3.372cm" svg:height="0.255cm" svg:x="17.279cm" svg:y="1.425cm" draw:control="control16"/><draw:control text:anchor-type="paragraph" draw:z-index="52" draw:style-name="gr3" draw:text-style-name="P18" svg:width="3.372cm" svg:height="0.255cm" svg:x="17.283cm" svg:y="2.083cm" draw:control="control15"/><draw:control text:anchor-type="paragraph" draw:z-index="51" draw:style-name="gr3" draw:text-style-name="P18" svg:width="3.372cm" svg:height="0.255cm" svg:x="17.288cm" svg:y="0.767cm" draw:control="control14"/><draw:control text:anchor-type="paragraph" draw:z-index="50" draw:style-name="gr3" draw:text-style-name="P18" svg:width="3.372cm" svg:height="0.255cm" svg:x="17.291cm" svg:y="0.12cm" draw:control="control13"/><draw:control text:anchor-type="paragraph" draw:z-index="49" draw:style-name="gr3" draw:text-style-name="P10" svg:width="13.293cm" svg:height="0.255cm" svg:x="3.734cm" svg:y="0.773cm" draw:control="control12"/><draw:control text:anchor-type="paragraph" draw:z-index="48" draw:style-name="gr3" draw:text-style-name="P10" svg:width="13.293cm" svg:height="0.255cm" svg:x="3.734cm" svg:y="0.12cm" draw:control="control11"/><draw:frame text:anchor-type="paragraph" draw:z-index="42" draw:style-name="gr5" draw:text-style-name="P13" svg:width="2.744cm" svg:height="0.396cm" svg:x="17.082cm" svg:y="7.274cm"><draw:text-box><text:p><text:span text:style-name="T4">Autenticação no verso</text:span></text:p></draw:text-box></draw:frame><draw:frame text:anchor-type="paragraph" draw:z-index="41" draw:style-name="gr4" draw:text-style-name="P12" svg:width="2.858cm" svg:height="0.461cm" svg:x="16.835cm" svg:y="6.951cm"><draw:text-box><text:p text:style-name="P11"><text:span text:style-name="T3">Ficha de Compensação</text:span></text:p></draw:text-box></draw:frame><draw:custom-shape text:anchor-type="paragraph" draw:z-index="40" draw:style-name="gr1" draw:text-style-name="P4" svg:width="13.595cm" svg:height="2.597cm" svg:x="3.586cm" svg:y="2.406cm"><text:p><text:span text:style-name="T1">Texto de responsabilidade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9" draw:style-name="gr1" draw:text-style-name="P4" svg:width="3.737cm" svg:height="0.652cm" svg:x="13.444cm" svg:y="1.759cm"><text:p><text:span text:style-name="T1">Valor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8" draw:style-name="gr1" draw:text-style-name="P4" svg:width="3.319cm" svg:height="0.652cm" svg:x="10.126cm" svg:y="1.759cm"><text:p><text:span text:style-name="T1">Qtde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7" draw:style-name="gr1" draw:text-style-name="P4" svg:width="2.396cm" svg:height="0.652cm" svg:x="7.729cm" svg:y="1.759cm"><text:p><text:span text:style-name="T1">Esp.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6" draw:style-name="gr1" draw:text-style-name="P4" svg:width="1.782cm" svg:height="0.652cm" svg:x="5.948cm" svg:y="1.759cm"><text:p><text:span text:style-name="T1">Carteir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5" draw:style-name="gr1" draw:text-style-name="P4" svg:width="2.364cm" svg:height="0.652cm" svg:x="3.586cm" svg:y="1.759cm"><text:p><text:span text:style-name="T1">Uso do Banc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4" draw:style-name="gr1" draw:text-style-name="P4" svg:width="3.735cm" svg:height="0.648cm" svg:x="13.444cm" svg:y="1.102cm"><text:p><text:span text:style-name="T1">Dt. Pr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3" draw:style-name="gr1" draw:text-style-name="P4" svg:width="1.946cm" svg:height="0.648cm" svg:x="11.486cm" svg:y="1.102cm"><text:p><text:span text:style-name="T1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2" draw:style-name="gr1" draw:text-style-name="P4" svg:width="2.797cm" svg:height="0.648cm" svg:x="8.691cm" svg:y="1.102cm"><text:p><text:span text:style-name="T1">Esp. D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1" draw:style-name="gr1" draw:text-style-name="P4" svg:width="2.363cm" svg:height="0.648cm" svg:x="3.586cm" svg:y="1.102cm"><text:p><text:span text:style-name="T1">Dt. Emissã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0" draw:style-name="gr1" draw:text-style-name="P4" svg:width="3.527cm" svg:height="0.652cm" svg:x="17.182cm" svg:y="5.001cm"><text:p><text:span text:style-name="T1">Vl.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9" draw:style-name="gr1" draw:text-style-name="P4" svg:width="3.527cm" svg:height="0.648cm" svg:x="17.182cm" svg:y="4.341cm"><text:p><text:span text:style-name="T1">Outros Acres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8" draw:style-name="gr1" draw:text-style-name="P4" svg:width="3.527cm" svg:height="0.652cm" svg:x="17.182cm" svg:y="3.713cm"><text:p><text:span text:style-name="T1">Mora/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7" draw:style-name="gr1" draw:text-style-name="P4" svg:width="3.527cm" svg:height="0.652cm" svg:x="17.182cm" svg:y="3.066cm"><text:p><text:span text:style-name="T1">Outras Deduc/Abat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6" draw:style-name="gr1" draw:text-style-name="P4" svg:width="3.527cm" svg:height="0.648cm" svg:x="17.182cm" svg:y="2.406cm"><text:p><text:span text:style-name="T1">Desco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5" draw:style-name="gr1" draw:text-style-name="P4" svg:width="3.527cm" svg:height="0.652cm" svg:x="17.182cm" svg:y="1.759cm"><text:p><text:span text:style-name="T1">Valor D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4" draw:style-name="gr1" draw:text-style-name="P4" svg:width="3.527cm" svg:height="0.648cm" svg:x="17.182cm" svg:y="1.102cm"><text:p><text:span text:style-name="T1">Nosso Nu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3" draw:style-name="gr1" draw:text-style-name="P4" svg:width="3.527cm" svg:height="0.653cm" svg:x="17.18cm" svg:y="0.45cm"><text:p><text:span text:style-name="T1">Ag./Cod.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2" draw:style-name="gr1" draw:text-style-name="P4" svg:width="13.595cm" svg:height="0.652cm" svg:x="3.586cm" svg:y="0.455cm"><text:p><text:span text:style-name="T1">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9" draw:style-name="gr1" draw:text-style-name="P4" svg:width="17.109cm" svg:height="1.643cm" svg:x="3.588cm" svg:y="5.004cm"><text:p><text:span text:style-name="T1">Sacado:</text:span></text:p><text:p><text:span text:style-name="T1"/></text:p><text:p><text:span text:style-name="T1"/></text:p><text:p><text:span text:style-name="T1">Avalista: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8" draw:name="txtNumeroDocumento" draw:style-name="gr3" draw:text-style-name="P10" svg:width="3.257cm" svg:height="0.258cm" svg:x="-0.03cm" svg:y="6.77cm" draw:control="control9"/><draw:control text:anchor-type="paragraph" draw:z-index="17" draw:name="txtNumeroDocumento" draw:style-name="gr3" draw:text-style-name="P10" svg:width="3.259cm" svg:height="0.258cm" svg:x="-0.023cm" svg:y="6.084cm" draw:control="control8"/><draw:control text:anchor-type="paragraph" draw:z-index="16" draw:name="txtNumeroDocumento" draw:style-name="gr3" draw:text-style-name="P10" svg:width="3.259cm" svg:height="0.258cm" svg:x="-0.026cm" svg:y="5.376cm" draw:control="control7"/><draw:control text:anchor-type="paragraph" draw:z-index="15" draw:name="txtNumeroDocumento" draw:style-name="gr3" draw:text-style-name="P10" svg:width="3.259cm" svg:height="0.258cm" svg:x="-0.023cm" svg:y="4.706cm" draw:control="control6"/><draw:control text:anchor-type="paragraph" draw:z-index="14" draw:name="txtNumeroDocumento" draw:style-name="gr3" draw:text-style-name="P10" svg:width="3.26cm" svg:height="0.258cm" svg:x="-0.021cm" svg:y="4.009cm" draw:control="control5"/><draw:control text:anchor-type="paragraph" draw:z-index="13" draw:name="txtNumeroDocumento" draw:style-name="gr3" draw:text-style-name="P10" svg:width="3.26cm" svg:height="0.258cm" svg:x="-0.021cm" svg:y="1.229cm" draw:control="control4"/><draw:control text:anchor-type="paragraph" draw:z-index="11" draw:style-name="gr3" draw:text-style-name="P9" svg:width="3.257cm" svg:height="0.258cm" svg:x="-0.03cm" svg:y="2.593cm" draw:control="control2"/><draw:control text:anchor-type="paragraph" draw:z-index="10" draw:style-name="gr3" draw:text-style-name="P9" svg:width="3.259cm" svg:height="0.258cm" svg:x="-0.028cm" svg:y="1.894cm" draw:control="control1"/><draw:custom-shape text:anchor-type="paragraph" draw:z-index="8" draw:style-name="gr1" draw:text-style-name="P4" svg:width="3.421cm" svg:height="0.694cm" svg:x="-0.116cm" svg:y="6.421cm"><text:p><text:span text:style-name="T1">Vl.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7" draw:style-name="gr1" draw:text-style-name="P4" svg:width="3.421cm" svg:height="0.694cm" svg:x="-0.116cm" svg:y="5.713cm"><text:p><text:span text:style-name="T1">Outros Acres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1" draw:text-style-name="P4" svg:width="3.421cm" svg:height="0.694cm" svg:x="-0.116cm" svg:y="5.031cm"><text:p><text:span text:style-name="T1">Mora/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" draw:style-name="gr1" draw:text-style-name="P4" svg:width="3.421cm" svg:height="0.694cm" svg:x="-0.116cm" svg:y="4.337cm"><text:p><text:span text:style-name="T1">Outras Deduc/Abat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" draw:style-name="gr1" draw:text-style-name="P4" svg:width="3.421cm" svg:height="0.692cm" svg:x="-0.116cm" svg:y="3.648cm"><text:p><text:span text:style-name="T1">Desco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5" svg:width="3.421cm" svg:height="0.692cm" svg:x="-0.116cm" svg:y="0.175cm"><text:p><text:span text:style-name="T2">Nº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4" svg:width="3.421cm" svg:height="0.696cm" svg:x="-0.116cm" svg:y="2.249cm"><text:p><text:span text:style-name="T1">Nosso Nu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0" draw:style-name="gr1" draw:text-style-name="P4" svg:width="3.421cm" svg:height="0.694cm" svg:x="-0.116cm" svg:y="1.549cm"><text:p><text:span text:style-name="T1">Ag./Cod.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2" draw:name="txtNumeroDocumento" draw:style-name="gr3" draw:text-style-name="P10" svg:width="3.259cm" svg:height="0.258cm" svg:x="-0.03cm" svg:y="0.515cm" draw:control="control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adornments="Regular"/>
    <style:font-face style:name="Tahoma1" svg:font-family="Tahoma"/>
    <style:font-face style:name="Arial4" svg:font-family="Arial" style:font-adornments="Negrito" style:font-family-generic="swiss"/>
    <style:font-face style:name="Arial3" svg:font-family="Arial" style:font-adornments="Normal" style:font-family-generic="swiss"/>
    <style:font-face style:name="Arial5" svg:font-family="Arial" style:font-adornments="Regular" style:font-family-generic="swiss"/>
    <style:font-face style:name="Arial6" svg:font-family="Arial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9.5cm" style:num-format="1" style:print-orientation="portrait" fo:margin-top="0.203cm" fo:margin-bottom="0.203cm" fo:margin-left="0.203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initial-creator>Misael Queiroz</meta:initial-creator>
    <meta:creation-date>2008-01-18T19:37:11</meta:creation-date>
    <dc:date>2015-01-11T10:53:55.134081981</dc:date>
    <meta:print-date>2015-01-10T10:00:40.485123740</meta:print-date>
    <dc:language>pt-BR</dc:language>
    <meta:editing-cycles>237</meta:editing-cycles>
    <meta:editing-duration>P1DT8H29M51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